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81cm"/>
    </style:style>
    <style:style style:name="Tabella1.B" style:family="table-column">
      <style:table-column-properties style:column-width="13.2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3.806cm" style:rel-column-width="14673*"/>
    </style:style>
    <style:style style:name="Tabella2.B" style:family="table-column">
      <style:table-column-properties style:column-width="13.194cm" style:rel-column-width="50862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3.806cm" style:rel-column-width="14673*"/>
    </style:style>
    <style:style style:name="Tabella3.B" style:family="table-column">
      <style:table-column-properties style:column-width="13.194cm" style:rel-column-width="50862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3.806cm" style:rel-column-width="14673*"/>
    </style:style>
    <style:style style:name="Tabella5.B" style:family="table-column">
      <style:table-column-properties style:column-width="13.194cm" style:rel-column-width="50862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3.806cm" style:rel-column-width="14673*"/>
    </style:style>
    <style:style style:name="Tabella6.B" style:family="table-column">
      <style:table-column-properties style:column-width="13.194cm" style:rel-column-width="50862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3.806cm" style:rel-column-width="14673*"/>
    </style:style>
    <style:style style:name="Tabella7.B" style:family="table-column">
      <style:table-column-properties style:column-width="13.194cm" style:rel-column-width="50862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3.805cm" style:rel-column-width="2157*"/>
    </style:style>
    <style:style style:name="Tabella8.B" style:family="table-column">
      <style:table-column-properties style:column-width="13.196cm" style:rel-column-width="7481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4" style:family="table-row">
      <style:table-row-properties style:min-row-height="1.722cm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3.805cm" style:rel-column-width="2157*"/>
    </style:style>
    <style:style style:name="Tabella9.B" style:family="table-column">
      <style:table-column-properties style:column-width="13.196cm" style:rel-column-width="7481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3.805cm" style:rel-column-width="2157*"/>
    </style:style>
    <style:style style:name="Tabella4.B" style:family="table-column">
      <style:table-column-properties style:column-width="13.196cm" style:rel-column-width="7481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3.805cm" style:rel-column-width="2157*"/>
    </style:style>
    <style:style style:name="Tabella10.B" style:family="table-column">
      <style:table-column-properties style:column-width="13.196cm" style:rel-column-width="7481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4" style:family="table-row">
      <style:table-row-properties style:min-row-height="0.736cm"/>
    </style:style>
    <style:style style:name="P1" style:family="paragraph" style:parent-style-name="Table_20_Contents">
      <style:text-properties officeooo:rsid="000f1fe2" officeooo:paragraph-rsid="000f1fe2"/>
    </style:style>
    <style:style style:name="P2" style:family="paragraph" style:parent-style-name="Table_20_Contents">
      <style:text-properties officeooo:rsid="00122a05" officeooo:paragraph-rsid="00122a05"/>
    </style:style>
    <style:style style:name="P3" style:family="paragraph" style:parent-style-name="Table_20_Contents">
      <style:text-properties officeooo:rsid="00122a05" officeooo:paragraph-rsid="001a1226"/>
    </style:style>
    <style:style style:name="P4" style:family="paragraph" style:parent-style-name="Table_20_Contents">
      <style:text-properties officeooo:rsid="0012aaf3" officeooo:paragraph-rsid="0012aaf3"/>
    </style:style>
    <style:style style:name="P5" style:family="paragraph" style:parent-style-name="Table_20_Contents">
      <style:text-properties officeooo:rsid="0012aaf3" officeooo:paragraph-rsid="001a1226"/>
    </style:style>
    <style:style style:name="P6" style:family="paragraph" style:parent-style-name="Table_20_Contents">
      <style:text-properties officeooo:rsid="0012aaf3" officeooo:paragraph-rsid="001bc8f8"/>
    </style:style>
    <style:style style:name="P7" style:family="paragraph" style:parent-style-name="Table_20_Contents">
      <style:text-properties officeooo:rsid="0012aaf3" officeooo:paragraph-rsid="001d09c8"/>
    </style:style>
    <style:style style:name="P8" style:family="paragraph" style:parent-style-name="Table_20_Contents">
      <style:text-properties fo:font-weight="normal" officeooo:rsid="000f1fe2" officeooo:paragraph-rsid="0012aaf3" style:font-weight-asian="normal" style:font-weight-complex="normal"/>
    </style:style>
    <style:style style:name="P9" style:family="paragraph" style:parent-style-name="Table_20_Contents">
      <style:text-properties fo:font-weight="normal" officeooo:rsid="000f1fe2" officeooo:paragraph-rsid="001a1226" style:font-weight-asian="normal" style:font-weight-complex="normal"/>
    </style:style>
    <style:style style:name="P10" style:family="paragraph" style:parent-style-name="Table_20_Contents">
      <style:text-properties fo:font-weight="normal" officeooo:rsid="000f1fe2" officeooo:paragraph-rsid="001bc8f8" style:font-weight-asian="normal" style:font-weight-complex="normal"/>
    </style:style>
    <style:style style:name="P11" style:family="paragraph" style:parent-style-name="Table_20_Contents">
      <style:text-properties fo:font-weight="normal" officeooo:rsid="000f1fe2" officeooo:paragraph-rsid="001d09c8" style:font-weight-asian="normal" style:font-weight-complex="normal"/>
    </style:style>
    <style:style style:name="P12" style:family="paragraph" style:parent-style-name="Table_20_Contents">
      <style:text-properties officeooo:rsid="001a1226" officeooo:paragraph-rsid="001a1226"/>
    </style:style>
    <style:style style:name="P13" style:family="paragraph" style:parent-style-name="Table_20_Contents">
      <style:text-properties officeooo:rsid="001a1226" officeooo:paragraph-rsid="001bc8f8"/>
    </style:style>
    <style:style style:name="P14" style:family="paragraph" style:parent-style-name="Table_20_Contents">
      <style:text-properties officeooo:rsid="001a1226" officeooo:paragraph-rsid="001d09c8"/>
    </style:style>
    <style:style style:name="P15" style:family="paragraph" style:parent-style-name="Table_20_Contents">
      <style:text-properties officeooo:rsid="001bc8f8" officeooo:paragraph-rsid="001bc8f8"/>
    </style:style>
    <style:style style:name="P16" style:family="paragraph" style:parent-style-name="Standard">
      <style:text-properties officeooo:paragraph-rsid="0027f4be"/>
    </style:style>
    <style:style style:name="P17" style:family="paragraph" style:parent-style-name="Standard">
      <style:text-properties officeooo:paragraph-rsid="0029d3ed"/>
    </style:style>
    <style:style style:name="P18" style:family="paragraph" style:parent-style-name="Standard">
      <style:text-properties officeooo:paragraph-rsid="00312d19"/>
    </style:style>
    <style:style style:name="P19" style:family="paragraph" style:parent-style-name="Standard">
      <style:text-properties officeooo:paragraph-rsid="0032e6ac"/>
    </style:style>
    <style:style style:name="P20" style:family="paragraph" style:parent-style-name="Table_20_Contents">
      <style:text-properties officeooo:rsid="001687bb" officeooo:paragraph-rsid="0027f4be"/>
    </style:style>
    <style:style style:name="P21" style:family="paragraph" style:parent-style-name="Table_20_Contents">
      <style:text-properties officeooo:rsid="00217174" officeooo:paragraph-rsid="00217174"/>
    </style:style>
    <style:style style:name="P22" style:family="paragraph" style:parent-style-name="Table_20_Contents">
      <style:text-properties officeooo:rsid="0024a835" officeooo:paragraph-rsid="0027f4be"/>
    </style:style>
    <style:style style:name="P23" style:family="paragraph" style:parent-style-name="Table_20_Contents">
      <style:text-properties officeooo:rsid="0024a835" officeooo:paragraph-rsid="002b8725"/>
    </style:style>
    <style:style style:name="P24" style:family="paragraph" style:parent-style-name="Table_20_Contents">
      <style:text-properties officeooo:rsid="0024a835" officeooo:paragraph-rsid="0033d399"/>
    </style:style>
    <style:style style:name="P25" style:family="paragraph" style:parent-style-name="Table_20_Contents">
      <style:text-properties officeooo:rsid="000f1fe2" officeooo:paragraph-rsid="0027f4be"/>
    </style:style>
    <style:style style:name="P26" style:family="paragraph" style:parent-style-name="Table_20_Contents">
      <style:text-properties officeooo:rsid="000f1fe2" officeooo:paragraph-rsid="0029d3ed"/>
    </style:style>
    <style:style style:name="P27" style:family="paragraph" style:parent-style-name="Table_20_Contents">
      <style:text-properties officeooo:rsid="000f1fe2" officeooo:paragraph-rsid="00312d19"/>
    </style:style>
    <style:style style:name="P28" style:family="paragraph" style:parent-style-name="Table_20_Contents">
      <style:text-properties officeooo:rsid="000f1fe2" officeooo:paragraph-rsid="0032e6ac"/>
    </style:style>
    <style:style style:name="P29" style:family="paragraph" style:parent-style-name="Table_20_Contents">
      <style:text-properties officeooo:rsid="000f1fe2" officeooo:paragraph-rsid="0033d399"/>
    </style:style>
    <style:style style:name="P30" style:family="paragraph" style:parent-style-name="Table_20_Contents">
      <style:text-properties officeooo:rsid="002532c9" officeooo:paragraph-rsid="0029d3ed"/>
    </style:style>
    <style:style style:name="P31" style:family="paragraph" style:parent-style-name="Table_20_Contents">
      <style:text-properties officeooo:rsid="0027f4be" officeooo:paragraph-rsid="0027f4be"/>
    </style:style>
    <style:style style:name="P32" style:family="paragraph" style:parent-style-name="Table_20_Contents">
      <style:text-properties officeooo:rsid="0029d3ed" officeooo:paragraph-rsid="0029d3ed"/>
    </style:style>
    <style:style style:name="P33" style:family="paragraph" style:parent-style-name="Table_20_Contents">
      <style:text-properties officeooo:rsid="0029d3ed" officeooo:paragraph-rsid="00312d19"/>
    </style:style>
    <style:style style:name="P34" style:family="paragraph" style:parent-style-name="Table_20_Contents">
      <style:text-properties officeooo:rsid="0029d3ed" officeooo:paragraph-rsid="0032e6ac"/>
    </style:style>
    <style:style style:name="P35" style:family="paragraph" style:parent-style-name="Table_20_Contents">
      <style:text-properties officeooo:rsid="0011236c" officeooo:paragraph-rsid="0011236c"/>
    </style:style>
    <style:style style:name="P36" style:family="paragraph" style:parent-style-name="Table_20_Contents">
      <style:text-properties officeooo:rsid="002a48c8" officeooo:paragraph-rsid="002a48c8"/>
    </style:style>
    <style:style style:name="P37" style:family="paragraph" style:parent-style-name="Table_20_Contents">
      <style:text-properties officeooo:rsid="002b8725" officeooo:paragraph-rsid="002b8725"/>
    </style:style>
    <style:style style:name="P38" style:family="paragraph" style:parent-style-name="Table_20_Contents">
      <style:text-properties officeooo:rsid="002b8725" officeooo:paragraph-rsid="0033d399"/>
    </style:style>
    <style:style style:name="P39" style:family="paragraph" style:parent-style-name="Table_20_Contents">
      <style:text-properties officeooo:rsid="00122a05" officeooo:paragraph-rsid="00122a05"/>
    </style:style>
    <style:style style:name="P40" style:family="paragraph" style:parent-style-name="Table_20_Contents">
      <style:text-properties officeooo:rsid="00122a05" officeooo:paragraph-rsid="002be681"/>
    </style:style>
    <style:style style:name="P41" style:family="paragraph" style:parent-style-name="Table_20_Contents">
      <style:text-properties fo:font-weight="normal" officeooo:rsid="002c243e" officeooo:paragraph-rsid="002c243e" style:font-weight-asian="normal" style:font-weight-complex="normal"/>
    </style:style>
    <style:style style:name="P42" style:family="paragraph" style:parent-style-name="Table_20_Contents">
      <style:text-properties officeooo:rsid="002c243e" officeooo:paragraph-rsid="002c243e"/>
    </style:style>
    <style:style style:name="P43" style:family="paragraph" style:parent-style-name="Table_20_Contents">
      <style:text-properties officeooo:rsid="00148c5e" officeooo:paragraph-rsid="002c243e"/>
    </style:style>
    <style:style style:name="P44" style:family="paragraph" style:parent-style-name="Table_20_Contents">
      <style:text-properties officeooo:rsid="00148c5e" officeooo:paragraph-rsid="00148c5e"/>
    </style:style>
    <style:style style:name="P45" style:family="paragraph" style:parent-style-name="Table_20_Contents">
      <style:text-properties officeooo:rsid="001a1226" officeooo:paragraph-rsid="002fa92c"/>
    </style:style>
    <style:style style:name="P46" style:family="paragraph" style:parent-style-name="Table_20_Contents">
      <style:text-properties officeooo:rsid="002fa92c" officeooo:paragraph-rsid="002fa92c"/>
    </style:style>
    <style:style style:name="P47" style:family="paragraph" style:parent-style-name="Table_20_Contents">
      <style:text-properties officeooo:rsid="001bc8f8" officeooo:paragraph-rsid="002fa92c"/>
    </style:style>
    <style:style style:name="P48" style:family="paragraph" style:parent-style-name="Table_20_Contents">
      <style:text-properties officeooo:rsid="0032e6ac" officeooo:paragraph-rsid="0032e6ac"/>
    </style:style>
    <style:style style:name="P49" style:family="paragraph" style:parent-style-name="Table_20_Contents">
      <style:text-properties officeooo:rsid="0033d399" officeooo:paragraph-rsid="0033d399"/>
    </style:style>
    <style:style style:name="P50" style:family="paragraph" style:parent-style-name="Table_20_Contents">
      <style:text-properties officeooo:rsid="0034d5d3" officeooo:paragraph-rsid="0034d5d3"/>
    </style:style>
    <style:style style:name="P51" style:family="paragraph" style:parent-style-name="Text_20_body">
      <style:text-properties officeooo:rsid="001f9b94" officeooo:paragraph-rsid="001f9b94"/>
    </style:style>
    <style:style style:name="P52" style:family="paragraph" style:parent-style-name="Text_20_body">
      <style:text-properties officeooo:rsid="002c243e" officeooo:paragraph-rsid="002c243e"/>
    </style:style>
    <style:style style:name="P53" style:family="paragraph" style:parent-style-name="Text_20_body">
      <style:paragraph-properties fo:break-before="page"/>
      <style:text-properties officeooo:paragraph-rsid="002fa92c"/>
    </style:style>
    <style:style style:name="T1" style:family="text">
      <style:text-properties officeooo:rsid="000f1fe2"/>
    </style:style>
    <style:style style:name="T2" style:family="text">
      <style:text-properties officeooo:rsid="0012aaf3"/>
    </style:style>
    <style:style style:name="T3" style:family="text">
      <style:text-properties officeooo:rsid="001687bb"/>
    </style:style>
    <style:style style:name="T4" style:family="text">
      <style:text-properties officeooo:rsid="001a7c07"/>
    </style:style>
    <style:style style:name="T5" style:family="text">
      <style:text-properties officeooo:rsid="001bc8f8"/>
    </style:style>
    <style:style style:name="T6" style:family="text">
      <style:text-properties officeooo:rsid="001d09c8"/>
    </style:style>
    <style:style style:name="T7" style:family="text">
      <style:text-properties officeooo:rsid="001f9b94"/>
    </style:style>
    <style:style style:name="T8" style:family="text">
      <style:text-properties officeooo:rsid="00217174"/>
    </style:style>
    <style:style style:name="T9" style:family="text">
      <style:text-properties officeooo:rsid="0024a835"/>
    </style:style>
    <style:style style:name="T10" style:family="text">
      <style:text-properties style:text-position="0% 100%"/>
    </style:style>
    <style:style style:name="T11" style:family="text">
      <style:text-properties officeooo:rsid="00286240"/>
    </style:style>
    <style:style style:name="T12" style:family="text">
      <style:text-properties officeooo:rsid="002a48c8"/>
    </style:style>
    <style:style style:name="T13" style:family="text">
      <style:text-properties officeooo:rsid="002b8725"/>
    </style:style>
    <style:style style:name="T14" style:family="text">
      <style:text-properties officeooo:rsid="002be681"/>
    </style:style>
    <style:style style:name="T15" style:family="text">
      <style:text-properties officeooo:rsid="002c243e"/>
    </style:style>
    <style:style style:name="T16" style:family="text">
      <style:text-properties officeooo:rsid="002d25cb"/>
    </style:style>
    <style:style style:name="T17" style:family="text">
      <style:text-properties officeooo:rsid="002dbc7b"/>
    </style:style>
    <style:style style:name="T18" style:family="text">
      <style:text-properties officeooo:rsid="002fa92c"/>
    </style:style>
    <style:style style:name="T19" style:family="text">
      <style:text-properties officeooo:rsid="00310176"/>
    </style:style>
    <style:style style:name="T20" style:family="text">
      <style:text-properties officeooo:rsid="0032e6ac"/>
    </style:style>
    <style:style style:name="T21" style:family="text">
      <style:text-properties officeooo:rsid="0033d399"/>
    </style:style>
    <style:style style:name="T22" style:family="text">
      <style:text-properties officeooo:rsid="00354170"/>
    </style:style>
    <style:style style:name="T23" style:family="text">
      <style:text-properties officeooo:rsid="003690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Versione 1:</text:p>
      <text:p text:style-name="P52">Osservazione: il sistema dovrà sempre permettere di annullare un’operazione e ritornare alla schermata iniziale (possibile invariante).</text:p>
      <table:table table:name="Tabella8" table:style-name="Tabella8">
        <table:table-column table:style-name="Tabella8.A"/>
        <table:table-column table:style-name="Tabella8.B"/>
        <table:table-row table:style-name="TableLine94804689394976">
          <table:table-cell table:style-name="Tabella8.A1" office:value-type="string">
            <text:p text:style-name="P25">Nome</text:p>
          </table:table-cell>
          <table:table-cell table:style-name="Tabella8.B1" office:value-type="string">
            <text:p text:style-name="P25">Login </text:p>
          </table:table-cell>
        </table:table-row>
        <table:table-row table:style-name="TableLine94804680732496">
          <table:table-cell table:style-name="Tabella8.A2" office:value-type="string">
            <text:p text:style-name="P25">Attore</text:p>
          </table:table-cell>
          <table:table-cell table:style-name="Tabella8.B2" office:value-type="string">
            <text:p text:style-name="P31">Utente</text:p>
          </table:table-cell>
        </table:table-row>
        <table:table-row table:style-name="TableLine94804675603488">
          <table:table-cell table:style-name="Tabella8.A2" office:value-type="string">
            <text:p text:style-name="P25">Scenario principale</text:p>
          </table:table-cell>
          <table:table-cell table:style-name="Tabella8.B2" office:value-type="string">
            <text:p text:style-name="P20">1. <text:span text:style-name="T11">L’utente</text:span><text:span text:style-name="T8"> avvia l’applicativo</text:span></text:p>
            <text:p text:style-name="P20"><text:span text:style-name="T8">2. Il sistema mostra la schermata di accesso </text:span><text:s/></text:p>
            <text:p text:style-name="P20"><text:span text:style-name="T8">3. </text:span><text:span text:style-name="T11">L’utente</text:span><text:span text:style-name="T1"> </text:span>inserisce <text:span text:style-name="T8">u</text:span>sername e <text:span text:style-name="T8">p</text:span>assword <text:span text:style-name="T9">corretti </text:span>nel form <text:span text:style-name="T8">nella schermata di accesso</text:span></text:p>
            <text:p text:style-name="P22">4. se i dati inseriti sono corretti, l’applicativo consente l’accesso</text:p>
          </table:table-cell>
        </table:table-row>
        <table:table-row table:style-name="Tabella8.4">
          <table:table-cell table:style-name="Tabella8.A2" office:value-type="string">
            <text:p text:style-name="P24">Scenario <text:span text:style-name="T21">alternativo</text:span></text:p>
          </table:table-cell>
          <table:table-cell table:style-name="Tabella8.B2" office:value-type="string">
            <text:p text:style-name="P22">4<text:span text:style-name="T10">a:</text:span> i dati inseriti sono errati</text:p>
            <text:p text:style-name="P22">.1 Il sistema presenta nuovamente la schermata di accesso accompagnata da un messaggio di errore</text:p>
          </table:table-cell>
        </table:table-row>
      </table:table>
      <text:p text:style-name="P16"/>
      <table:table table:name="Tabella9" table:style-name="Tabella9">
        <table:table-column table:style-name="Tabella9.A"/>
        <table:table-column table:style-name="Tabella9.B"/>
        <table:table-row table:style-name="TableLine94804675702512">
          <table:table-cell table:style-name="Tabella9.A1" office:value-type="string">
            <text:p text:style-name="P26">Nome</text:p>
          </table:table-cell>
          <table:table-cell table:style-name="Tabella9.B1" office:value-type="string">
            <text:p text:style-name="P26">Login <text:span text:style-name="T9">Configuratore</text:span></text:p>
          </table:table-cell>
        </table:table-row>
        <table:table-row table:style-name="TableLine94804675146144">
          <table:table-cell table:style-name="Tabella9.A2" office:value-type="string">
            <text:p text:style-name="P26">Attore</text:p>
          </table:table-cell>
          <table:table-cell table:style-name="Tabella9.B2" office:value-type="string">
            <text:p text:style-name="P30">Configuratore</text:p>
          </table:table-cell>
        </table:table-row>
        <table:table-row table:style-name="TableLine94804675481184">
          <table:table-cell table:style-name="Tabella9.A2" office:value-type="string">
            <text:p text:style-name="P26">Scenario principale</text:p>
          </table:table-cell>
          <table:table-cell table:style-name="Tabella9.B2" office:value-type="string">
            <text:p text:style-name="P32">1. &lt;&lt;include&gt;&gt; Login</text:p>
            <text:p text:style-name="P32">2. Il sistema <text:span text:style-name="T12">presenta al Configuratore</text:span> il menu delle funzionalità</text:p>
          </table:table-cell>
        </table:table-row>
      </table:table>
      <text:p text:style-name="P17"/>
      <table:table table:name="Tabella1" table:style-name="Tabella1">
        <table:table-column table:style-name="Tabella1.A"/>
        <table:table-column table:style-name="Tabella1.B"/>
        <table:table-row table:style-name="TableLine94804660980304">
          <table:table-cell table:style-name="Tabella1.A1" office:value-type="string">
            <text:p text:style-name="P1">Nome</text:p>
          </table:table-cell>
          <table:table-cell table:style-name="Tabella1.B1" office:value-type="string">
            <text:p text:style-name="P21">Registrazione Configuratore</text:p>
          </table:table-cell>
        </table:table-row>
        <table:table-row table:style-name="TableLine94804661073280">
          <table:table-cell table:style-name="Tabella1.A2" office:value-type="string">
            <text:p text:style-name="P1">Attore</text:p>
          </table:table-cell>
          <table:table-cell table:style-name="Tabella1.B2" office:value-type="string">
            <text:p text:style-name="P1">Configuratore</text:p>
          </table:table-cell>
        </table:table-row>
        <table:table-row table:style-name="TableLine94804661074720">
          <table:table-cell table:style-name="Tabella1.A2" office:value-type="string">
            <text:p text:style-name="P1">Scenario principale</text:p>
          </table:table-cell>
          <table:table-cell table:style-name="Tabella1.B2" office:value-type="string">
            <text:p text:style-name="P35"><text:span text:style-name="T12">1</text:span><text:span text:style-name="T2">. </text:span>Il configuratore <text:span text:style-name="T12">avvia l’applicativo</text:span></text:p>
            <text:p text:style-name="P36">2. Il sistema mostra la schermata di accesso</text:p>
            <text:p text:style-name="P36">3. Il configuratore inserisce l’username e la password forniti per il primo accesso</text:p>
            <text:p text:style-name="P35"><text:span text:style-name="T12">4</text:span><text:span text:style-name="T2">. </text:span><text:span text:style-name="T13">Se i dati inseriti sono corretti l’applicativo presenta</text:span> un form per la scelta dello Username e della Password</text:p>
            <text:p text:style-name="P37">5. Il configuratore inserisce i nuovi dati del proprio account</text:p>
          </table:table-cell>
        </table:table-row>
        <table:table-row table:style-name="TableLine94804661074720">
          <table:table-cell table:style-name="Tabella1.A2" office:value-type="string">
            <text:p text:style-name="P38">Scenario <text:span text:style-name="T21">alternativo</text:span></text:p>
          </table:table-cell>
          <table:table-cell table:style-name="Tabella1.B2" office:value-type="string">
            <text:p text:style-name="P23">4<text:span text:style-name="T10">a:</text:span> i dati inseriti sono errati</text:p>
            <text:p text:style-name="P23">.1 Il sistema presenta nuovamente la schermata di <text:span text:style-name="T13">primo accesso</text:span> accompagnata da un messaggio di errore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 table:style-name="TableLine94804661062704">
          <table:table-cell table:style-name="Tabella2.A1" office:value-type="string">
            <text:p text:style-name="P4">Nome</text:p>
          </table:table-cell>
          <table:table-cell table:style-name="Tabella2.B1" office:value-type="string">
            <text:p text:style-name="P2">Nuova Gerarchia</text:p>
          </table:table-cell>
        </table:table-row>
        <table:table-row table:style-name="TableLine94804661084352">
          <table:table-cell table:style-name="Tabella2.A2" office:value-type="string">
            <text:p text:style-name="P4">Attore</text:p>
          </table:table-cell>
          <table:table-cell table:style-name="Tabella2.B2" office:value-type="string">
            <text:p text:style-name="P2">Co<text:span text:style-name="T2">n</text:span>figuratore</text:p>
          </table:table-cell>
        </table:table-row>
        <table:table-row table:style-name="TableLine94804661088928">
          <table:table-cell table:style-name="Tabella2.A2" office:value-type="string">
            <text:p text:style-name="P8">Scenario principale</text:p>
          </table:table-cell>
          <table:table-cell table:style-name="Tabella2.B2" office:value-type="string">
            <text:p text:style-name="P2">1. &lt;&lt;include&gt;&gt; Login</text:p>
            <text:p text:style-name="P40">2. <text:span text:style-name="T3">Il c</text:span><text:span text:style-name="T1">onfiguratore </text:span><text:span text:style-name="T14">seleziona l’opzione per l’aggiunta di una nuova gerarchia</text:span></text:p>
            <text:p text:style-name="P40"><text:span text:style-name="T14">3. Il sistema presenta al configuratore il form per l’inserimento dei dati della nuova gerarchia</text:span></text:p>
            <text:p text:style-name="P40"><text:span text:style-name="T14">4. Il configuratore </text:span><text:span text:style-name="T3">inserisce</text:span><text:span text:style-name="T2"> il nome, la descrizione e tutti i campi</text:span></text:p>
            <text:p text:style-name="P2">nativi <text:span text:style-name="T2">della gerarchia</text:span>, indicando l’eventuale obbligatorietà di ciascuno</text:p>
            <text:p text:style-name="P4"><text:span text:style-name="T14">5</text:span>. <text:span text:style-name="T14">Il si</text:span>s<text:span text:style-name="T14">tema s</text:span>alva le modifiche apportate</text:p>
            <text:p text:style-name="P4"/>
          </table:table-cell>
        </table:table-row>
        <table:table-row table:style-name="TableLine94804661088928">
          <table:table-cell table:style-name="Tabella2.A2" office:value-type="string">
            <text:p text:style-name="P41">Scenario alternativo</text:p>
          </table:table-cell>
          <table:table-cell table:style-name="Tabella2.B2" office:value-type="string">
            <text:p text:style-name="P42">5a: in caso di gerarchia già presente in archivio, il sistema scarta l’aggiunta e mostra al configuratore un messaggio di errore</text:p>
          </table:table-cell>
        </table:table-row>
      </table:table>
      <text:p text:style-name="Standard"><text:soft-page-break/></text:p>
      <table:table table:name="Tabella3" table:style-name="Tabella3">
        <table:table-column table:style-name="Tabella3.A"/>
        <table:table-column table:style-name="Tabella3.B"/>
        <table:table-row table:style-name="TableLine94804661076960">
          <table:table-cell table:style-name="Tabella3.A1" office:value-type="string">
            <text:p text:style-name="P4">Nome</text:p>
          </table:table-cell>
          <table:table-cell table:style-name="Tabella3.B1" office:value-type="string">
            <text:p text:style-name="Table_20_Contents">Visualizza gerarchi<text:span text:style-name="T23">a</text:span></text:p>
          </table:table-cell>
        </table:table-row>
        <table:table-row table:style-name="TableLine94804661098464">
          <table:table-cell table:style-name="Tabella3.A2" office:value-type="string">
            <text:p text:style-name="P4">Attore</text:p>
          </table:table-cell>
          <table:table-cell table:style-name="Tabella3.B2" office:value-type="string">
            <text:p text:style-name="P42">Utente</text:p>
          </table:table-cell>
        </table:table-row>
        <table:table-row table:style-name="TableLine94804661099904">
          <table:table-cell table:style-name="Tabella3.A2" office:value-type="string">
            <text:p text:style-name="P8">Scenario principale</text:p>
          </table:table-cell>
          <table:table-cell table:style-name="Tabella3.B2" office:value-type="string">
            <text:p text:style-name="P43">1. <text:s/><text:span text:style-name="T16">L’</text:span><text:span text:style-name="T15">utente</text:span><text:span text:style-name="T1"> </text:span><text:span text:style-name="T14">seleziona l’opzione per </text:span><text:span text:style-name="T15">la visualizzazione delle gerarchie presenti</text:span></text:p>
            <text:p text:style-name="P44">2. <text:span text:style-name="T3">Il sistema </text:span>visualizza ciascuna gerarchia presente e tutte le informazioni a corredo della stessa</text:p>
            <text:p text:style-name="P42">3. <text:span text:style-name="T17">Il sistema permette, tramite combinazione tasti, il ritorno alla pagina iniziale</text:span></text:p>
          </table:table-cell>
        </table:table-row>
      </table:table>
      <text:p text:style-name="Standard"/>
      <text:p text:style-name="P53"><text:span text:style-name="T7">Versione </text:span><text:span text:style-name="T18">2</text:span><text:span text:style-name="T7">:</text:span></text:p>
      <table:table table:name="Tabella5" table:style-name="Tabella5">
        <table:table-column table:style-name="Tabella5.A"/>
        <table:table-column table:style-name="Tabella5.B"/>
        <table:table-row table:style-name="TableLine94804661091248">
          <table:table-cell table:style-name="Tabella5.A1" office:value-type="string">
            <text:p text:style-name="P12">Nome</text:p>
          </table:table-cell>
          <table:table-cell table:style-name="Tabella5.B1" office:value-type="string">
            <text:p text:style-name="P12">Aggiungi Scambio</text:p>
          </table:table-cell>
        </table:table-row>
        <table:table-row table:style-name="TableLine94804661114656">
          <table:table-cell table:style-name="Tabella5.A2" office:value-type="string">
            <text:p text:style-name="P5">Attore</text:p>
          </table:table-cell>
          <table:table-cell table:style-name="Tabella5.B2" office:value-type="string">
            <text:p text:style-name="P3">Co<text:span text:style-name="T2">n</text:span>figuratore</text:p>
          </table:table-cell>
        </table:table-row>
        <table:table-row table:style-name="TableLine94804661116000">
          <table:table-cell table:style-name="Tabella5.A2" office:value-type="string">
            <text:p text:style-name="P9">Scenario principale</text:p>
          </table:table-cell>
          <table:table-cell table:style-name="Tabella5.B2" office:value-type="string">
            <text:p text:style-name="P46">1. &lt;&lt;include&gt;&gt; Login</text:p>
            <text:p text:style-name="P45"><text:span text:style-name="T18">2</text:span>. <text:span text:style-name="T18">Il configuratore seleziona l’opzione per l’inserimento di un nuovo scambio</text:span></text:p>
            <text:p text:style-name="P46">3. Il sistema mostra al configuratore la schermata contenente il form in cui inserire i nuovi dati di accesso</text:p>
            <text:p text:style-name="P45"><text:span text:style-name="T18">4. </text:span><text:span text:style-name="T5">Il configuratore i</text:span>nserisce <text:span text:style-name="T18">nel form</text:span>: <text:span text:style-name="T4">Piazza, Luog</text:span><text:span text:style-name="T18">o</text:span><text:span text:style-name="T4">, Giorni, Intervalli orari, </text:span><text:span text:style-name="T6">S</text:span><text:span text:style-name="T4">cadenza </text:span><text:span text:style-name="T5">de</text:span><text:span text:style-name="T18">llo scambio</text:span></text:p>
          </table:table-cell>
        </table:table-row>
      </table:table>
      <text:p text:style-name="Standard"/>
      <table:table table:name="Tabella6" table:style-name="Tabella6">
        <table:table-column table:style-name="Tabella6.A"/>
        <table:table-column table:style-name="Tabella6.B"/>
        <table:table-row table:style-name="TableLine94804661102048">
          <table:table-cell table:style-name="Tabella6.A1" office:value-type="string">
            <text:p text:style-name="P13">Nome</text:p>
          </table:table-cell>
          <table:table-cell table:style-name="Tabella6.B1" office:value-type="string">
            <text:p text:style-name="P15">Visualizza <text:span text:style-name="T18">Dati</text:span></text:p>
          </table:table-cell>
        </table:table-row>
        <table:table-row table:style-name="TableLine94804661122096">
          <table:table-cell table:style-name="Tabella6.A2" office:value-type="string">
            <text:p text:style-name="P6">Attore</text:p>
          </table:table-cell>
          <table:table-cell table:style-name="Tabella6.B2" office:value-type="string">
            <text:p text:style-name="P15">Fruitore</text:p>
          </table:table-cell>
        </table:table-row>
        <table:table-row table:style-name="TableLine94804661123424">
          <table:table-cell table:style-name="Tabella6.A2" office:value-type="string">
            <text:p text:style-name="P10">Scenario principale</text:p>
          </table:table-cell>
          <table:table-cell table:style-name="Tabella6.B2" office:value-type="string">
            <text:p text:style-name="P47">1. &lt;&lt;<text:span text:style-name="T18">include&gt;&gt; Visualizza Gerarchia</text:span> </text:p>
            <text:p text:style-name="P47"><text:span text:style-name="T18">2. </text:span><text:span text:style-name="T19">Il sistema mostra al fruitore gli eventi in cui è possibile fare gli scambi</text:span></text:p>
          </table:table-cell>
        </table:table-row>
      </table:table>
      <text:p text:style-name="Standard"/>
      <table:table table:name="Tabella4" table:style-name="Tabella4">
        <table:table-column table:style-name="Tabella4.A"/>
        <table:table-column table:style-name="Tabella4.B"/>
        <table:table-row table:style-name="TableLine94804742761440">
          <table:table-cell table:style-name="Tabella4.A1" office:value-type="string">
            <text:p text:style-name="P27">Nome</text:p>
          </table:table-cell>
          <table:table-cell table:style-name="Tabella4.B1" office:value-type="string">
            <text:p text:style-name="P27">Login <text:span text:style-name="T19">Fruitore</text:span></text:p>
          </table:table-cell>
        </table:table-row>
        <table:table-row table:style-name="TableLine94804652413904">
          <table:table-cell table:style-name="Tabella4.A2" office:value-type="string">
            <text:p text:style-name="P27">Attore</text:p>
          </table:table-cell>
          <table:table-cell table:style-name="Tabella4.B2" office:value-type="string">
            <text:p text:style-name="P27"><text:span text:style-name="T19">Fruitore</text:span></text:p>
          </table:table-cell>
        </table:table-row>
        <table:table-row table:style-name="TableLine94804742677232">
          <table:table-cell table:style-name="Tabella4.A2" office:value-type="string">
            <text:p text:style-name="P27">Scenario principale</text:p>
          </table:table-cell>
          <table:table-cell table:style-name="Tabella4.B2" office:value-type="string">
            <text:p text:style-name="P33">1. &lt;&lt;include&gt;&gt; Login</text:p>
            <text:p text:style-name="P33">2. Il sistema <text:span text:style-name="T12">presenta al </text:span><text:span text:style-name="T19">Fruitore</text:span> il menu delle funzionalità</text:p>
          </table:table-cell>
        </table:table-row>
      </table:table>
      <text:p text:style-name="P18"/>
      <text:p text:style-name="P19"/>
      <table:table table:name="Tabella10" table:style-name="Tabella10">
        <table:table-column table:style-name="Tabella10.A"/>
        <table:table-column table:style-name="Tabella10.B"/>
        <table:table-row table:style-name="TableLine94804727512080">
          <table:table-cell table:style-name="Tabella10.A1" office:value-type="string">
            <text:p text:style-name="P28">Nome</text:p>
          </table:table-cell>
          <table:table-cell table:style-name="Tabella10.B1" office:value-type="string">
            <text:p text:style-name="P28"><text:span text:style-name="T20">Registrazione</text:span> <text:span text:style-name="T19">Fruitore</text:span></text:p>
          </table:table-cell>
        </table:table-row>
        <table:table-row table:style-name="TableLine94804727057840">
          <table:table-cell table:style-name="Tabella10.A2" office:value-type="string">
            <text:p text:style-name="P28">Attore</text:p>
          </table:table-cell>
          <table:table-cell table:style-name="Tabella10.B2" office:value-type="string">
            <text:p text:style-name="P28"><text:span text:style-name="T19">Fruitore</text:span></text:p>
          </table:table-cell>
        </table:table-row>
        <table:table-row table:style-name="TableLine94804742546432">
          <table:table-cell table:style-name="Tabella10.A2" office:value-type="string">
            <text:p text:style-name="P28">Scenario principale</text:p>
          </table:table-cell>
          <table:table-cell table:style-name="Tabella10.B2" office:value-type="string">
            <text:p text:style-name="P34">1. <text:span text:style-name="T20">Il fruitore avvia l’applicativo</text:span></text:p>
            <text:p text:style-name="P48">2. Il Sistema mostra la schermata di accesso</text:p>
            <text:p text:style-name="P48"><text:span text:style-name="T21">3</text:span>. Il fruitore seleziona la creazione di un nuovo account</text:p>
            <text:p text:style-name="P48"><text:span text:style-name="T21">4</text:span>. Il sistema mostra al fruitore il form per <text:span text:style-name="T21">l’inserimento dei dati di login</text:span></text:p>
            <text:p text:style-name="P49">5. Se l’username inserito non è ancora stato utilizzato, la registrazione si conclude</text:p>
            <text:p text:style-name="P49">6. Il sistema mostra all’utente la schermata di accesso</text:p>
          </table:table-cell>
        </table:table-row>
        <table:table-row table:style-name="Tabella10.4">
          <table:table-cell table:style-name="Tabella10.A2" office:value-type="string">
            <text:p text:style-name="P29">Scenario <text:span text:style-name="T21">alternativo</text:span></text:p>
          </table:table-cell>
          <table:table-cell table:style-name="Tabella10.B2" office:value-type="string">
            <text:p text:style-name="P50">5<text:span text:style-name="T10">a</text:span>. <text:span text:style-name="T22">Se l’username inserito è già utilizzato da un altro utente il sistema ne richiede un nuovo inserimento</text:span></text:p>
          </table:table-cell>
        </table:table-row>
      </table:table>
      <text:p text:style-name="P19"/>
      <text:p text:style-name="P19"/>
      <table:table table:name="Tabella7" table:style-name="Tabella7">
        <table:table-column table:style-name="Tabella7.A"/>
        <table:table-column table:style-name="Tabella7.B"/>
        <table:table-row table:style-name="TableLine94804661118016">
          <table:table-cell table:style-name="Tabella7.A1" office:value-type="string">
            <text:p text:style-name="P14">Nome</text:p>
          </table:table-cell>
          <table:table-cell table:style-name="Tabella7.B1" office:value-type="string">
            <text:p text:style-name="Table_20_Contents"/>
          </table:table-cell>
        </table:table-row>
        <table:table-row table:style-name="TableLine94804661131968">
          <table:table-cell table:style-name="Tabella7.A2" office:value-type="string">
            <text:p text:style-name="P7">Attore</text:p>
          </table:table-cell>
          <table:table-cell table:style-name="Tabella7.B2" office:value-type="string">
            <text:p text:style-name="Table_20_Contents"/>
          </table:table-cell>
        </table:table-row>
        <table:table-row table:style-name="TableLine94804661133296">
          <table:table-cell table:style-name="Tabella7.A2" office:value-type="string">
            <text:p text:style-name="P11">Scenario principale</text:p>
          </table:table-cell>
          <table:table-cell table:style-name="Tabella7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18:42:22.747633363</meta:creation-date>
    <dc:date>2022-03-14T19:51:26.237342234</dc:date>
    <meta:editing-duration>PT2H34M52S</meta:editing-duration>
    <meta:editing-cycles>33</meta:editing-cycles>
    <meta:generator>LibreOffice/7.2.5.2.0$Linux_X86_64 LibreOffice_project/20$Build-2</meta:generator>
    <meta:document-statistic meta:table-count="10" meta:image-count="0" meta:object-count="0" meta:page-count="3" meta:paragraph-count="95" meta:word-count="510" meta:character-count="3414" meta:non-whitespace-character-count="2994"/>
  </office:meta>
</office:document-meta>
</file>